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1" style:family="text">
      <style:text-properties officeooo:rsid="000958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ara que la gente pueda interactuar mejor con las aplicaciones <text:span text:style-name="T1">u ordenadores</text:span>, debemos hacer que todo sea más fácil de entender y usar. Esto significa hacer pantallas y botones que no confundan a la gente, mostrar mensajes claros cuando hacen algo y permitirles personalizar cosas según lo que les guste. También es importante que todo funcione bien en diferentes dispositivos y no tarde demasiado en responder. Si alguien necesita ayuda, deberíamos darles consejos justo cuando los necesiten y mantener sus datos seguros. No debemos olvidar que algunas personas pueden tener dificultades para usar la tecnología, así que debemos hacer que sea accesible para todos. Además, siempre es útil hacer pruebas con usuarios reales y proporcionarles información para que sepan cómo funciona todo. Estas son algunas maneras en las que podemos hacer que la interacción con la tecnología sea más sencilla y amigable, siguiendo las ideas de expertos como J.C.R. Licklider e Ivan Sutherlan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15T13:09:50.480000000</dc:date>
    <meta:editing-duration>PT1M22S</meta:editing-duration>
    <meta:editing-cycles>1</meta:editing-cycles>
    <meta:document-statistic meta:table-count="0" meta:image-count="0" meta:object-count="0" meta:page-count="1" meta:paragraph-count="1" meta:word-count="153" meta:character-count="977" meta:non-whitespace-character-count="825"/>
    <meta:generator>LibreOffice/7.3.4.2$Windows_X86_64 LibreOffice_project/728fec16bd5f605073805c3c9e7c4212a0120dc5</meta:generator>
  </office:meta>
</office:document-meta>
</file>